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NormalWeb" style:family="paragraph"/>
    <style:style style:name="P3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4" style:parent-style-name="NormalWeb" style:family="paragraph"/>
    <style:style style:name="P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6" style:parent-style-name="NormalWeb" style:family="paragraph"/>
    <style:style style:name="P7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8" style:parent-style-name="NormalWeb" style:family="paragraph"/>
    <style:style style:name="P9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10" style:parent-style-name="NormalWeb" style:family="paragraph"/>
    <style:style style:name="P11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1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13" style:parent-style-name="Normal" style:family="paragraph">
      <style:paragraph-properties fo:break-before="page"/>
      <style:text-properties fo:hyphenate="true"/>
    </style:style>
    <style:style style:name="P14" style:parent-style-name="NormalWeb" style:family="paragraph"/>
    <style:style style:name="P1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16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17" style:parent-style-name="NormalWeb" style:family="paragraph"/>
    <style:style style:name="P1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19" style:parent-style-name="NormalWeb" style:family="paragraph"/>
    <style:style style:name="P2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21" style:parent-style-name="NormalWeb" style:family="paragraph"/>
    <style:style style:name="P2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23" style:parent-style-name="NormalWeb" style:family="paragraph"/>
    <style:style style:name="P24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2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</office:automatic-styles>
  <office:body>
    <office:text text:use-soft-page-breaks="true">
      <text:p text:style-name="P1">Schoonmaken<text:s/>–<text:s/>Vaatwasser<text:s/></text:p>
      <text:list text:style-name="LFO7" text:continue-numbering="true">
        <text:list-item>
          <text:p text:style-name="P2"><text:span text:style-name="Strong">Filters schoonmaken</text:span>:</text:p>
        </text:list-item>
      </text:list>
      <text:p text:style-name="P3">Haal het filter (onderin de machine) eens per maand eruit, spoel het schoon onder de kraan en verwijder vet of etensresten.</text:p>
      <text:list text:style-name="LFO7" text:continue-numbering="true">
        <text:list-item>
          <text:p text:style-name="P4"><text:span text:style-name="Strong">Rubbers en randen</text:span>:</text:p>
        </text:list-item>
      </text:list>
      <text:p text:style-name="P5">Veeg de randen en rubbers regelmatig schoon met een vochtige doek.</text:p>
      <text:list text:style-name="LFO7" text:continue-numbering="true">
        <text:list-item>
          <text:p text:style-name="P6"><text:span text:style-name="Strong">Lege reinigingsbeurt</text:span>:</text:p>
        </text:list-item>
      </text:list>
      <text:p text:style-name="P7">Draai maandelijks een lege vaatwasbeurt met een vaatwasmachinereiniger of een kopje schoonmaakazijn op het heetste programma.</text:p>
      <text:list text:style-name="LFO7" text:continue-numbering="true">
        <text:list-item>
          <text:p text:style-name="P8"><text:span text:style-name="Strong">Sproeiarmen checken</text:span>:</text:p>
        </text:list-item>
      </text:list>
      <text:p text:style-name="P9">Controleer de gaatjes in de sproeiarmen af en toe op verstoppingen (tandenstoker kan helpen).</text:p>
      <text:list text:style-name="LFO7" text:continue-numbering="true">
        <text:list-item>
          <text:p text:style-name="P10"><text:span text:style-name="Strong">Gebruik</text:span>:</text:p>
        </text:list-item>
      </text:list>
      <text:p text:style-name="P11">Laat de deur na gebruik op een kier om vocht en geurproblemen te verminderen.</text:p>
      <text:p text:style-name="P12"/>
      <text:p text:style-name="P13"/>
      <text:p text:style-name="Title">Schoonmaken - Wasmachine</text:p>
      <text:list text:style-name="LFO8" text:continue-numbering="true">
        <text:list-item>
          <text:p text:style-name="P14"><text:span text:style-name="Strong">Rubbers schoonmaken</text:span>:</text:p>
        </text:list-item>
      </text:list>
      <text:list text:style-name="LFO9" text:continue-numbering="true">
        <text:list-item>
          <text:p text:style-name="P15">Veeg na elke wasbeurt het rubber rondom de deur droog met een doek.</text:p>
        </text:list-item>
        <text:list-item>
          <text:p text:style-name="P16">Verwijder vuil met een vochtige doek en wat allesreiniger.</text:p>
        </text:list-item>
      </text:list>
      <text:list text:style-name="LFO8" text:continue-numbering="true">
        <text:list-item>
          <text:p text:style-name="P17"><text:span text:style-name="Strong">Trommelreiniging</text:span>:</text:p>
        </text:list-item>
      </text:list>
      <text:list text:style-name="LFO10" text:continue-numbering="true">
        <text:list-item>
          <text:p text:style-name="P18">Laat eens per maand een lege was draaien op 60-90°C met een kopje schoonmaakazijn of een speciaal wasmachinereiniger.</text:p>
        </text:list-item>
      </text:list>
      <text:list text:style-name="LFO8" text:continue-numbering="true">
        <text:list-item>
          <text:p text:style-name="P19"><text:span text:style-name="Strong">Zeepbakje</text:span>:</text:p>
        </text:list-item>
      </text:list>
      <text:list text:style-name="LFO11" text:continue-numbering="true">
        <text:list-item>
          <text:p text:style-name="P20">Haal het bakje eruit, spoel het onder de kraan en verwijder resten met een borsteltje.</text:p>
        </text:list-item>
      </text:list>
      <text:list text:style-name="LFO8" text:continue-numbering="true">
        <text:list-item>
          <text:p text:style-name="P21"><text:span text:style-name="Strong">Filter</text:span>:</text:p>
        </text:list-item>
      </text:list>
      <text:list text:style-name="LFO12" text:continue-numbering="true">
        <text:list-item>
          <text:p text:style-name="P22">Reinig het filter (vaak onderaan de machine) eens per 3 maanden.</text:p>
        </text:list-item>
      </text:list>
      <text:list text:style-name="LFO8" text:continue-numbering="true">
        <text:list-item>
          <text:p text:style-name="P23"><text:span text:style-name="Strong">Luchten</text:span>:</text:p>
        </text:list-item>
      </text:list>
      <text:list text:style-name="LFO13" text:continue-numbering="true">
        <text:list-item>
          <text:p text:style-name="P24">Laat de deur openstaan na gebruik om schimmel en nare geurtjes te voorkomen</text:p>
        </text:list-item>
      </text:list>
      <text:p text:style-name="Normal"/>
      <text:p text:style-name="P2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Times New Roman" style:font-name-complex="Times New Roman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ing3Char" style:display-name="Heading 3 Char" style:family="text" style:parent-style-name="DefaultParagraphFon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R J</meta:initial-creator>
    <dc:creator>Rieks Joosten</dc:creator>
    <meta:creation-date>2025-01-27T09:00:00Z</meta:creation-date>
    <dc:date>2025-01-27T10:09:00Z</dc:date>
    <meta:print-date>2025-01-27T10:09:00Z</meta:print-date>
    <meta:template xlink:href="Normal.dotm" xlink:type="simple"/>
    <meta:editing-cycles>4</meta:editing-cycles>
    <meta:editing-duration>PT480S</meta:editing-duration>
    <meta:user-defined meta:name="Docear4Word_StyleTitle">Springer LNCS</meta:user-defined>
    <meta:user-defined meta:name="Info 1"/>
    <meta:user-defined meta:name="Info 2"/>
    <meta:user-defined meta:name="Info 3"/>
    <meta:user-defined meta:name="Info 4"/>
    <meta:document-statistic meta:page-count="1" meta:paragraph-count="2" meta:word-count="181" meta:character-count="1176" meta:row-count="8" meta:non-whitespace-character-count="997"/>
  </office:meta>
</office:document-meta>
</file>